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8.45cm" fo:min-width="21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3.48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548cm" fo:min-width="13.4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06cm" fo:min-width="5.45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278cm" fo:min-width="10.52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3.32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826cm" fo:min-width="4.576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006cm" fo:min-width="5.35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9cm" svg:height="18.7cm" svg:x="1.6cm" svg:y="1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42cm" svg:height="0.962cm" svg:x="24cm" svg:y="3.5cm">
          <draw:text-box>
            <text:p>Capa 1</text:p>
          </draw:text-box>
        </draw:frame>
        <draw:frame draw:style-name="gr2" draw:layer="layout" svg:width="2.542cm" svg:height="0.962cm" svg:x="23.958cm" svg:y="7.538cm">
          <draw:text-box>
            <text:p>Capa 2</text:p>
          </draw:text-box>
        </draw:frame>
        <draw:frame draw:style-name="gr2" draw:layer="layout" svg:width="2.542cm" svg:height="0.962cm" svg:x="23.858cm" svg:y="13.338cm">
          <draw:text-box>
            <text:p>Capa 3</text:p>
          </draw:text-box>
        </draw:frame>
        <draw:frame draw:style-name="gr2" draw:layer="layout" svg:width="2.542cm" svg:height="0.962cm" svg:x="23.9cm" svg:y="17.338cm">
          <draw:text-box>
            <text:p>Capa 4</text:p>
          </draw:text-box>
        </draw:frame>
        <draw:custom-shape draw:style-name="gr3" draw:text-style-name="P1" xml:id="id1" draw:id="id1" draw:layer="layout" svg:width="4.2cm" svg:height="2.2cm" svg:x="9.4cm" svg:y="2.7cm">
          <text:p text:style-name="P1">Front End</text:p>
          <text:p text:style-name="P1">(Navegad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2cm" svg:height="2.2cm" svg:x="14.1cm" svg:y="7.1cm">
          <text:p text:style-name="P1">Aplicación</text:p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14.3cm" svg:height="3.1cm" svg:x="4.8cm" svg:y="6.7cm">
          <text:p text:style-name="P2">Servidor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2cm" svg:height="2.5cm" svg:x="15.8cm" svg:y="12.1cm">
          <text:p text:style-name="P1">Administrador </text:p>
          <text:p text:style-name="P1">de </text:p>
          <text:p text:style-name="P1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11.3cm" svg:height="2.8cm" svg:x="2.4cm" svg:y="12cm">
          <text:p text:style-name="P2">Integración</text:p>
          <text:p text:style-name="P2">con</text:p>
          <text:p text:style-name="P2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.8cm" svg:x="9.2cm" svg:y="12.7cm">
          <text:p text:style-name="P1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6" draw:id="id6" draw:layer="layout" svg:width="5.3cm" svg:height="2.3cm" svg:x="4.5cm" svg:y="17.2cm">
          <text:p text:style-name="P1">Base</text:p>
          <text:p text:style-name="P1">de</text:p>
          <text:p text:style-name="P1">Da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7" draw:id="id7" draw:layer="layout" svg:width="6.1cm" svg:height="2.5cm" svg:x="15.4cm" svg:y="17.2cm">
          <text:p text:style-name="P1">Disco</text:p>
          <text:p text:style-name="P1">Du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.6cm" svg:y1="5.4cm" svg:x2="23.6cm" svg:y2="5.4cm">
          <text:p/>
        </draw:line>
        <draw:line draw:style-name="gr10" draw:text-style-name="P1" draw:layer="layout" svg:x1="1.6cm" svg:y1="10.8cm" svg:x2="23.6cm" svg:y2="10.8cm">
          <text:p/>
        </draw:line>
        <draw:line draw:style-name="gr10" draw:text-style-name="P1" draw:layer="layout" svg:x1="1.6cm" svg:y1="16.1cm" svg:x2="23.6cm" svg:y2="16.1cm">
          <text:p/>
        </draw:line>
        <draw:connector draw:style-name="gr11" draw:text-style-name="P1" draw:layer="layout" draw:type="lines" draw:line-skew="0.598cm" svg:x1="11.5cm" svg:y1="4.9cm" svg:x2="11.95cm" svg:y2="6.7cm" draw:start-shape="id1" draw:start-glue-point="2" draw:end-shape="id2" svg:d="M11500 4900v1100l450 199v501" svg:viewBox="0 0 451 1801">
          <text:p/>
        </draw:connector>
        <draw:connector draw:style-name="gr11" draw:text-style-name="P1" draw:layer="layout" draw:type="lines" draw:line-skew="1.798cm" svg:x1="16.2cm" svg:y1="9.3cm" svg:x2="18.9cm" svg:y2="12.1cm" draw:start-shape="id3" draw:start-glue-point="2" draw:end-shape="id4" draw:end-glue-point="0" svg:d="M16200 9300v2300l2700-1v501" svg:viewBox="0 0 2701 2801">
          <text:p/>
        </draw:connector>
        <draw:connector draw:style-name="gr11" draw:text-style-name="P1" draw:layer="layout" draw:type="lines" draw:line-skew="-2.799cm" svg:x1="14.1cm" svg:y1="8.2cm" svg:x2="8.05cm" svg:y2="12cm" draw:start-shape="id3" draw:start-glue-point="3" draw:end-shape="id5" draw:end-glue-point="0" svg:d="M14100 8200h-3300l-2750 3299v501" svg:viewBox="0 0 6051 3801">
          <text:p/>
        </draw:connector>
        <draw:connector draw:style-name="gr11" draw:text-style-name="P1" draw:layer="layout" draw:type="lines" draw:line-skew="-2.399cm -1.999cm" svg:x1="4.8cm" svg:y1="8.25cm" svg:x2="4.5cm" svg:y2="18.35cm" draw:start-shape="id2" draw:start-glue-point="3" draw:end-shape="id6" draw:end-glue-point="3" svg:d="M4800 8250h-2900l100 10100h2500" svg:viewBox="0 0 2901 10101">
          <text:p/>
        </draw:connector>
        <draw:connector draw:style-name="gr11" draw:text-style-name="P1" draw:layer="layout" draw:type="lines" draw:line-skew="1.498cm" svg:x1="18.9cm" svg:y1="14.6cm" svg:x2="7.15cm" svg:y2="17.2cm" draw:start-shape="id4" draw:start-glue-point="2" draw:end-shape="id6" draw:end-glue-point="0" svg:d="M18900 14600v2000l-11750 99v501" svg:viewBox="0 0 11751 2601">
          <text:p/>
        </draw:connector>
        <draw:connector draw:style-name="gr11" draw:text-style-name="P1" draw:layer="layout" draw:type="lines" draw:line-skew="1.498cm" svg:x1="18.9cm" svg:y1="14.6cm" svg:x2="18.45cm" svg:y2="17.2cm" draw:start-shape="id4" draw:start-glue-point="2" draw:end-shape="id7" draw:end-glue-point="0" svg:d="M18900 14600v2000l-450 99v501" svg:viewBox="0 0 451 2601">
          <text:p/>
        </draw:connector>
        <draw:connector draw:style-name="gr11" draw:text-style-name="P1" draw:layer="layout" draw:type="lines" draw:line-skew="0.498cm" svg:x1="8.05cm" svg:y1="14.8cm" svg:x2="15.4cm" svg:y2="18.45cm" draw:start-shape="id5" draw:start-glue-point="2" draw:end-shape="id7" draw:end-glue-point="3" svg:d="M8050 14800v1000l6849 2650h501" svg:viewBox="0 0 7351 3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6:48:37.603704258</meta:creation-date>
    <dc:date>2016-10-21T17:05:18.721804359</dc:date>
    <dc:creator>Erik Velasquez</dc:creator>
    <meta:editing-duration>PT16M39S</meta:editing-duration>
    <meta:editing-cycles>5</meta:editing-cycles>
    <meta:generator>LibreOffice/4.3.7.2$Linux_X86_64 LibreOffice_project/430$Build-2</meta:generator>
    <meta:document-statistic meta:object-count="23"/>
  </office:meta>
</office:document-meta>
</file>